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gradient" draw:fill-color="#000000" draw:fill-gradient-name="Gradient_20_28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fill-gradient-name="Gradient_20_1" draw:opacity="35%" draw:textarea-horizontal-align="center" draw:textarea-vertical-align="middle" draw:shadow-opacity="35%"/>
    </style:style>
    <style:style style:name="gr3" style:family="graphic" style:parent-style-name="standard">
      <style:graphic-properties draw:stroke="none" draw:fill="solid" draw:fill-color="#000000" draw:fill-gradient-name="Gradient_20_1" draw:opacity="35%" draw:textarea-horizontal-align="center" draw:textarea-vertical-align="middle" draw:shadow-opacity="35%"/>
    </style:style>
    <style:style style:name="gr4" style:family="graphic" style:parent-style-name="standard">
      <style:graphic-properties draw:stroke="solid" svg:stroke-width="0.06cm" svg:stroke-color="#000000" draw:marker-start-width="0.29cm" draw:marker-end-width="0.29cm" draw:fill="none" draw:fill-color="#000000" draw:fill-gradient-name="Gradient_20_1" draw:opacity-name="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gr5" style:family="graphic" style:parent-style-name="standard">
      <style:graphic-properties draw:stroke="none" svg:stroke-color="#999999" draw:fill="solid" draw:fill-color="#e6ff00" draw:textarea-horizontal-align="justify" draw:textarea-vertical-align="middle" draw:auto-grow-height="false" draw:shadow="visible" draw:shadow-offset-x="0.1cm" draw:shadow-offset-y="0.1cm" draw:shadow-color="#000000" draw:shadow-opacity="25%"/>
    </style:style>
    <style:style style:name="gr6" style:family="graphic" style:parent-style-name="standard">
      <style:graphic-properties draw:stroke="none" svg:stroke-color="#999999" draw:fill="solid" draw:fill-color="#ff6309" draw:textarea-horizontal-align="justify" draw:textarea-vertical-align="middle" draw:auto-grow-height="false" draw:shadow="visible" draw:shadow-offset-x="0.1cm" draw:shadow-offset-y="0.1cm" draw:shadow-color="#000000" draw:shadow-opacity="25%"/>
    </style:style>
    <style:style style:name="gr7" style:family="graphic" style:parent-style-name="standard">
      <style:graphic-properties draw:stroke="none" svg:stroke-color="#999999" draw:fill="solid" draw:fill-color="#ff6309" draw:textarea-horizontal-align="center" draw:textarea-vertical-align="middle" draw:shadow="visible" draw:shadow-offset-x="0.1cm" draw:shadow-offset-y="0.1cm" draw:shadow-color="#000000" draw:shadow-opacity="25%"/>
    </style:style>
    <style:style style:name="gr8" style:family="graphic" style:parent-style-name="standard">
      <style:graphic-properties draw:stroke="none" svg:stroke-color="#999999" draw:fill="solid" draw:fill-color="#e6ff00" draw:textarea-horizontal-align="center" draw:textarea-vertical-align="middle" draw:shadow="visible" draw:shadow-offset-x="0.1cm" draw:shadow-offset-y="0.1cm" draw:shadow-color="#000000" draw:shadow-opacity="25%"/>
    </style:style>
    <style:style style:name="gr9" style:family="graphic" style:parent-style-name="standard">
      <style:graphic-properties draw:stroke="none" svg:stroke-color="#999999" draw:fill="solid" draw:fill-color="#ffffff" draw:textarea-horizontal-align="center" draw:textarea-vertical-align="middle" draw:shadow="visible" draw:shadow-offset-x="0.1cm" draw:shadow-offset-y="0.1cm" draw:shadow-color="#000000" draw:shadow-opacity="25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94cm" svg:height="3.94cm" svg:x="0.03cm" svg:y="0.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939cm" svg:height="3.147cm" svg:x="0.03cm" svg:y="0.03cm" svg:viewBox="0 0 3940 3148" svg:d="m0 772c0-157 117-791 895-772h2261c385 0 784 363 784 748v-2c0 1644-3940 506-3940 2402z">
          <text:p/>
        </draw:path>
        <draw:path draw:style-name="gr3" draw:text-style-name="P1" draw:layer="layout" svg:width="3.939cm" svg:height="3.181cm" draw:transform="rotate (3.1415926535892) translate (3.97000000000189cm 3.97041817165099cm)" svg:viewBox="0 0 3940 3182" svg:d="m3940-7168c0-157-117-791-895-772h-2261c-385 0-784 363-784 748v2434c0-1641 3940-467 3940-2407z">
          <text:p/>
        </draw:path>
        <draw:custom-shape draw:style-name="gr4" draw:text-style-name="P1" draw:layer="layout" svg:width="3.939cm" svg:height="3.939cm" svg:x="0.031cm" svg:y="0.0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00.710659898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513cm" svg:height="0.514cm" svg:x="1.572cm" svg:y="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13cm" svg:height="0.515cm" svg:x="1.572cm" svg:y="1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026cm" svg:height="0.685cm" draw:transform="rotate (-1.57079632679579) translate (2.94080539143029cm 0.885053807386075cm)" svg:viewBox="0 0 1027 686" svg:d="m1027-5882c0 686-1027 686-1027 686 0 0 514 0 514-686z">
          <text:p/>
        </draw:path>
        <draw:path draw:style-name="gr7" draw:text-style-name="P1" draw:layer="layout" svg:width="0.683cm" svg:height="1.041cm" draw:transform="skewX (0.0185004900711364) rotate (-3.11977603794046) translate (3.6255981403755cm 1.91233525364665cm)" svg:viewBox="0 0 684 1042" svg:d="m684-3453c-686-15-684-529-684-529 0 0-3 1027 682 1042z">
          <text:p/>
        </draw:path>
        <draw:path draw:style-name="gr8" draw:text-style-name="P1" draw:layer="layout" svg:width="-0.684cm" svg:height="-1.026cm" svg:x="2.941cm" svg:y="2.941cm" svg:viewBox="0 0 -685 -1027" svg:d="m0-4855c685 0 685-1027 685-1027 0 0 0 513-685 513z">
          <text:p/>
        </draw:path>
        <draw:path draw:style-name="gr8" draw:text-style-name="P1" draw:layer="layout" svg:width="0.678cm" svg:height="0.53cm" draw:transform="skewX (0.0116937059883598) rotate (0.02617993877991) translate (2.93892885993889cm 2.42734492549845cm)" svg:viewBox="0 0 679 531" svg:d="m0 5521c685-1 679 17 679 17 0 0 8-531-678-531z">
          <text:p/>
        </draw:path>
        <draw:path draw:style-name="gr9" draw:text-style-name="P1" draw:layer="layout" svg:width="1.026cm" svg:height="1.027cm" draw:transform="rotate (1.5707963267946) translate (0.371718812042388cm 2.94107393837958cm)" svg:viewBox="0 0 1027 1028" svg:d="m1027 743c0 1028-514 1028-514 1028 0 0-513 0-513-1028 0 686 513 686 513 0z">
          <text:p/>
        </draw:path>
        <draw:path draw:style-name="gr9" draw:text-style-name="P1" draw:layer="layout" svg:width="1.025cm" svg:height="1.053cm" draw:transform="skewX (0.0233874119767196) rotate (-3.11523818188528) translate (1.39940115998322cm 1.9137844336026cm)" svg:viewBox="0 0 1026 1054" svg:d="m1026-3359c-1028-27-1026-541-1026-541 0 0-3 1027 1025 105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0" draw:display-name="Gradient 20" draw:style="radial" draw:cx="5%" draw:cy="5%" draw:start-color="#000000" draw:end-color="#00cccc" draw:start-intensity="100%" draw:end-intensity="100%" draw:border="0%"/>
    <draw:gradient draw:name="Gradient_20_22" draw:display-name="Gradient 22" draw:style="radial" draw:cx="5%" draw:cy="5%" draw:start-color="#000000" draw:end-color="#00dcff" draw:start-intensity="100%" draw:end-intensity="100%" draw:border="0%"/>
    <draw:gradient draw:name="Gradient_20_23" draw:display-name="Gradient 23" draw:style="linear" draw:start-color="#000000" draw:end-color="#00dcff" draw:start-intensity="100%" draw:end-intensity="100%" draw:angle="2100" draw:border="25%"/>
    <draw:gradient draw:name="Gradient_20_24" draw:display-name="Gradient 24" draw:style="linear" draw:start-color="#000000" draw:end-color="#00dcff" draw:start-intensity="100%" draw:end-intensity="100%" draw:angle="2100" draw:border="40%"/>
    <draw:gradient draw:name="Gradient_20_25" draw:display-name="Gradient 25" draw:style="linear" draw:start-color="#000000" draw:end-color="#00dcff" draw:start-intensity="100%" draw:end-intensity="100%" draw:angle="1950" draw:border="40%"/>
    <draw:gradient draw:name="Gradient_20_26" draw:display-name="Gradient 26" draw:style="radial" draw:cx="10%" draw:cy="10%" draw:start-color="#000000" draw:end-color="#00dcff" draw:start-intensity="100%" draw:end-intensity="100%" draw:border="0%"/>
    <draw:gradient draw:name="Gradient_20_27" draw:display-name="Gradient 27" draw:style="radial" draw:cx="10%" draw:cy="10%" draw:start-color="#000000" draw:end-color="#ffffff" draw:start-intensity="100%" draw:end-intensity="100%" draw:border="0%"/>
    <draw:gradient draw:name="Gradient_20_28" draw:display-name="Gradient 28" draw:style="linear" draw:start-color="#000000" draw:end-color="#00dcff" draw:start-intensity="100%" draw:end-intensity="100%" draw:angle="180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cm" fo:margin-bottom="0.03cm" fo:margin-left="0.03cm" fo:margin-right="0.03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0-22T17:19:51</dc:date>
    <dc:creator>Adrien-INRIA </dc:creator>
    <meta:editing-duration>PT02H14M20S</meta:editing-duration>
    <meta:editing-cycles>7</meta:editing-cycles>
    <meta:generator>OpenOffice.org/3.2$Linux OpenOffice.org_project/320m12$Build-9483</meta:generator>
    <meta:document-statistic meta:object-count="12"/>
  </office:meta>
</office:document-meta>
</file>